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lconer D.S., Mackay, T.F.C. 1996. Introduction to Quantitative Genetics. 4. izdaja. Harlow, UK, Longman: 464 str.</text:p>
      <text:p text:style-name="Standard"/>
      <text:p text:style-name="Standard">Rendel J.M., Robertson A. 1950. Estimation of genetic gain in milk yield by selection in a closed herd of dairy cattle. Journal of Genetics, 50, 1: 1–8.</text:p>
      <text:p text:style-name="Standard"/>
      <text:p text:style-name="Standard">Misztal I., Tsuruta S., Strabel T., Auvray B., Druet T., Lee D.H. 2002. BLUPF90 and related programs (BGF90). V: Proc. 7th World Congress on Genetics Applied to Livestock Production. WCGALP, Montpellier, France, 19-23 avg. 2002. Montpellier, WCGALP: 1-2.</text:p>
      <text:p text:style-name="Standard"/>
      <text:p text:style-name="Standard">Meuwissen T.H.E., Hayes B.J., Goddard M.E. 2001. Prediction of Total Genetic Value Using Genome-Wide Dense Marker Maps. Genetics, 157, 4: 1819–1829.</text:p>
      <text:p text:style-name="Standard"/>
      <text:p text:style-name="Standard">Pryce J.E., Daetwyler H.D. 2012. Designing dairy cattle breeding schemes under genomic selection: a review of international research. Animal Production Science, 52: 107–114</text:p>
      <text:p text:style-name="Standard"/>
      <text:p text:style-name="Standard"><text:reference-mark-start text:name="ZOTERO_ITEM CSL_CITATION {&quot;citationID&quot;:&quot;a2kemj5jeub&quot;,&quot;properties&quot;:{&quot;formattedCitation&quot;:&quot;(Lush, 1945)&quot;,&quot;plainCitation&quot;:&quot;(Lush, 1945)&quot;},&quot;citationItems&quot;:[{&quot;id&quot;:5419,&quot;uris&quot;:[&quot;http://zotero.org/users/2983590/items/BR6HNRCW&quot;],&quot;uri&quot;:[&quot;http://zotero.org/users/2983590/items/BR6HNRCW&quot;],&quot;itemData&quot;:{&quot;id&quot;:5419,&quot;type&quot;:&quot;book&quot;,&quot;title&quot;:&quot;Animal Breeding Plans&quot;,&quot;publisher&quot;:&quot;Iowa State University Press&quot;,&quot;publisher-place&quot;:&quot;Ames, Iowa, USA&quot;,&quot;number-of-pages&quot;:&quot;443&quot;,&quot;edition&quot;:&quot;3&quot;,&quot;event-place&quot;:&quot;Ames, Iowa, USA&quot;,&quot;author&quot;:[{&quot;family&quot;:&quot;Lush&quot;,&quot;given&quot;:&quot;J. L.&quot;}],&quot;issued&quot;:{&quot;date-parts&quot;:[[&quot;1945&quot;]]}}}],&quot;schema&quot;:&quot;https://github.com/citation-style-language/schema/raw/master/csl-citation.json&quot;} RNDZdhnMxYAMy"/>(Lush, 1945)<text:reference-mark-end text:name="ZOTERO_ITEM CSL_CITATION {&quot;citationID&quot;:&quot;a2kemj5jeub&quot;,&quot;properties&quot;:{&quot;formattedCitation&quot;:&quot;(Lush, 1945)&quot;,&quot;plainCitation&quot;:&quot;(Lush, 1945)&quot;},&quot;citationItems&quot;:[{&quot;id&quot;:5419,&quot;uris&quot;:[&quot;http://zotero.org/users/2983590/items/BR6HNRCW&quot;],&quot;uri&quot;:[&quot;http://zotero.org/users/2983590/items/BR6HNRCW&quot;],&quot;itemData&quot;:{&quot;id&quot;:5419,&quot;type&quot;:&quot;book&quot;,&quot;title&quot;:&quot;Animal Breeding Plans&quot;,&quot;publisher&quot;:&quot;Iowa State University Press&quot;,&quot;publisher-place&quot;:&quot;Ames, Iowa, USA&quot;,&quot;number-of-pages&quot;:&quot;443&quot;,&quot;edition&quot;:&quot;3&quot;,&quot;event-place&quot;:&quot;Ames, Iowa, USA&quot;,&quot;author&quot;:[{&quot;family&quot;:&quot;Lush&quot;,&quot;given&quot;:&quot;J. L.&quot;}],&quot;issued&quot;:{&quot;date-parts&quot;:[[&quot;1945&quot;]]}}}],&quot;schema&quot;:&quot;https://github.com/citation-style-language/schema/raw/master/csl-citation.json&quot;} RNDZdhnMxYAMy"/></text:p>
      <text:p text:style-name="Standard"><text:reference-mark-start text:name="ZOTERO_ITEM CSL_CITATION {&quot;citationID&quot;:&quot;a14ign21a4e&quot;,&quot;properties&quot;:{&quot;formattedCitation&quot;:&quot;(Woolliams et al., 2015)&quot;,&quot;plainCitation&quot;:&quot;(Woolliams et al., 2015)&quot;},&quot;citationItems&quot;:[{&quot;id&quot;:5461,&quot;uris&quot;:[&quot;http://zotero.org/users/2983590/items/AHTTVH8R&quot;],&quot;uri&quot;:[&quot;http://zotero.org/users/2983590/items/AHTTVH8R&quot;],&quot;itemData&quot;:{&quot;id&quot;:5461,&quot;type&quot;:&quot;article-journal&quot;,&quot;title&quot;:&quot;Genetic contributions and their optimization&quot;,&quot;container-title&quot;:&quot;Journal of Animal Breeding and Genetics = Zeitschrift Fur Tierzuchtung Und Zuchtungsbiologie&quot;,&quot;page&quot;:&quot;89-99&quot;,&quot;volume&quot;:&quot;132&quot;,&quot;issue&quot;:&quot;2&quot;,&quot;source&quot;:&quot;PubMed&quot;,&quot;abstract&quot;:&quot;Genetic contributions were first formalized in 1958 by James and McBride (Journal of Genetics, 56, 55-62) and have since been shown to provide a unifying framework for theories of gain and inbreeding. As such they have underpinned the development of methods that provide the most effective combination of maximizing gain whilst managing inbreeding and loss of genetic variation. It is shown how this optimum contribution technology can be developed from theory and adapted to provide practical selection protocols for a wide variety of situations including overlapping generations and multistage selection. The natural development of the theory to incorporate genomic selection and genomic control of inbreeding is also shown.&quot;,&quot;DOI&quot;:&quot;10.1111/jbg.12148&quot;,&quot;ISSN&quot;:&quot;1439-0388&quot;,&quot;note&quot;:&quot;PMID: 25823835&quot;,&quot;journalAbbreviation&quot;:&quot;J. Anim. Breed. Genet.&quot;,&quot;language&quot;:&quot;eng&quot;,&quot;author&quot;:[{&quot;family&quot;:&quot;Woolliams&quot;,&quot;given&quot;:&quot;J. A.&quot;},{&quot;family&quot;:&quot;Berg&quot;,&quot;given&quot;:&quot;P.&quot;},{&quot;family&quot;:&quot;Dagnachew&quot;,&quot;given&quot;:&quot;B. S.&quot;},{&quot;family&quot;:&quot;Meuwissen&quot;,&quot;given&quot;:&quot;T. H. E.&quot;}],&quot;issued&quot;:{&quot;date-parts&quot;:[[&quot;2015&quot;,4]]}}}],&quot;schema&quot;:&quot;https://github.com/citation-style-language/schema/raw/master/csl-citation.json&quot;} RNDWHSokJ7gTA"/>(Woolliams et al., 2015)<text:reference-mark-end text:name="ZOTERO_ITEM CSL_CITATION {&quot;citationID&quot;:&quot;a14ign21a4e&quot;,&quot;properties&quot;:{&quot;formattedCitation&quot;:&quot;(Woolliams et al., 2015)&quot;,&quot;plainCitation&quot;:&quot;(Woolliams et al., 2015)&quot;},&quot;citationItems&quot;:[{&quot;id&quot;:5461,&quot;uris&quot;:[&quot;http://zotero.org/users/2983590/items/AHTTVH8R&quot;],&quot;uri&quot;:[&quot;http://zotero.org/users/2983590/items/AHTTVH8R&quot;],&quot;itemData&quot;:{&quot;id&quot;:5461,&quot;type&quot;:&quot;article-journal&quot;,&quot;title&quot;:&quot;Genetic contributions and their optimization&quot;,&quot;container-title&quot;:&quot;Journal of Animal Breeding and Genetics = Zeitschrift Fur Tierzuchtung Und Zuchtungsbiologie&quot;,&quot;page&quot;:&quot;89-99&quot;,&quot;volume&quot;:&quot;132&quot;,&quot;issue&quot;:&quot;2&quot;,&quot;source&quot;:&quot;PubMed&quot;,&quot;abstract&quot;:&quot;Genetic contributions were first formalized in 1958 by James and McBride (Journal of Genetics, 56, 55-62) and have since been shown to provide a unifying framework for theories of gain and inbreeding. As such they have underpinned the development of methods that provide the most effective combination of maximizing gain whilst managing inbreeding and loss of genetic variation. It is shown how this optimum contribution technology can be developed from theory and adapted to provide practical selection protocols for a wide variety of situations including overlapping generations and multistage selection. The natural development of the theory to incorporate genomic selection and genomic control of inbreeding is also shown.&quot;,&quot;DOI&quot;:&quot;10.1111/jbg.12148&quot;,&quot;ISSN&quot;:&quot;1439-0388&quot;,&quot;note&quot;:&quot;PMID: 25823835&quot;,&quot;journalAbbreviation&quot;:&quot;J. Anim. Breed. Genet.&quot;,&quot;language&quot;:&quot;eng&quot;,&quot;author&quot;:[{&quot;family&quot;:&quot;Woolliams&quot;,&quot;given&quot;:&quot;J. A.&quot;},{&quot;family&quot;:&quot;Berg&quot;,&quot;given&quot;:&quot;P.&quot;},{&quot;family&quot;:&quot;Dagnachew&quot;,&quot;given&quot;:&quot;B. S.&quot;},{&quot;family&quot;:&quot;Meuwissen&quot;,&quot;given&quot;:&quot;T. H. E.&quot;}],&quot;issued&quot;:{&quot;date-parts&quot;:[[&quot;2015&quot;,4]]}}}],&quot;schema&quot;:&quot;https://github.com/citation-style-language/schema/raw/master/csl-citation.json&quot;} RNDWHSokJ7gTA"/></text:p>
      <text:p text:style-name="Standard"><text:reference-mark-start text:name="ZOTERO_ITEM CSL_CITATION {&quot;citationID&quot;:&quot;a2lv2dh22gl&quot;,&quot;properties&quot;:{&quot;formattedCitation&quot;:&quot;(Wright, 1921)&quot;,&quot;plainCitation&quot;:&quot;(Wright, 1921)&quot;},&quot;citationItems&quot;:[{&quot;id&quot;:527,&quot;uris&quot;:[&quot;http://zotero.org/groups/231119/items/E4FNCGU4&quot;],&quot;uri&quot;:[&quot;http://zotero.org/groups/231119/items/E4FNCGU4&quot;],&quot;itemData&quot;:{&quot;id&quot;:527,&quot;type&quot;:&quot;article-journal&quot;,&quot;title&quot;:&quot;Systems of Mating. II. the Effects of Inbreeding on the Genetic Composition of a Population&quot;,&quot;container-title&quot;:&quot;Genetics&quot;,&quot;page&quot;:&quot;124-143&quot;,&quot;volume&quot;:&quot;6&quot;,&quot;issue&quot;:&quot;2&quot;,&quot;source&quot;:&quot;www.genetics.org&quot;,&quot;ISSN&quot;:&quot;0016-6731, 1943-2631&quot;,&quot;note&quot;:&quot;PMID: 17245959 \nbibtex: wright_systems_1921-1&quot;,&quot;journalAbbreviation&quot;:&quot;Genetics&quot;,&quot;language&quot;:&quot;en&quot;,&quot;author&quot;:[{&quot;family&quot;:&quot;Wright&quot;,&quot;given&quot;:&quot;Sewall&quot;}],&quot;issued&quot;:{&quot;date-parts&quot;:[[&quot;1921&quot;,3,1]]}}}],&quot;schema&quot;:&quot;https://github.com/citation-style-language/schema/raw/master/csl-citation.json&quot;} RNDaA9HKw4Pk1"/>(Wright, 1921)<text:reference-mark-end text:name="ZOTERO_ITEM CSL_CITATION {&quot;citationID&quot;:&quot;a2lv2dh22gl&quot;,&quot;properties&quot;:{&quot;formattedCitation&quot;:&quot;(Wright, 1921)&quot;,&quot;plainCitation&quot;:&quot;(Wright, 1921)&quot;},&quot;citationItems&quot;:[{&quot;id&quot;:527,&quot;uris&quot;:[&quot;http://zotero.org/groups/231119/items/E4FNCGU4&quot;],&quot;uri&quot;:[&quot;http://zotero.org/groups/231119/items/E4FNCGU4&quot;],&quot;itemData&quot;:{&quot;id&quot;:527,&quot;type&quot;:&quot;article-journal&quot;,&quot;title&quot;:&quot;Systems of Mating. II. the Effects of Inbreeding on the Genetic Composition of a Population&quot;,&quot;container-title&quot;:&quot;Genetics&quot;,&quot;page&quot;:&quot;124-143&quot;,&quot;volume&quot;:&quot;6&quot;,&quot;issue&quot;:&quot;2&quot;,&quot;source&quot;:&quot;www.genetics.org&quot;,&quot;ISSN&quot;:&quot;0016-6731, 1943-2631&quot;,&quot;note&quot;:&quot;PMID: 17245959 \nbibtex: wright_systems_1921-1&quot;,&quot;journalAbbreviation&quot;:&quot;Genetics&quot;,&quot;language&quot;:&quot;en&quot;,&quot;author&quot;:[{&quot;family&quot;:&quot;Wright&quot;,&quot;given&quot;:&quot;Sewall&quot;}],&quot;issued&quot;:{&quot;date-parts&quot;:[[&quot;1921&quot;,3,1]]}}}],&quot;schema&quot;:&quot;https://github.com/citation-style-language/schema/raw/master/csl-citation.json&quot;} RNDaA9HKw4Pk1"/></text:p>
      <text:p text:style-name="Standard"><text:reference-mark-start text:name="ZOTERO_ITEM CSL_CITATION {&quot;citationID&quot;:&quot;ao8p51972k&quot;,&quot;properties&quot;:{&quot;formattedCitation&quot;:&quot;(James and McBride, 1958)&quot;,&quot;plainCitation&quot;:&quot;(James and McBride, 1958)&quot;},&quot;citationItems&quot;:[{&quot;id&quot;:870,&quot;uris&quot;:[&quot;http://zotero.org/groups/231119/items/T3V5F5H9&quot;],&quot;uri&quot;:[&quot;http://zotero.org/groups/231119/items/T3V5F5H9&quot;],&quot;itemData&quot;:{&quot;id&quot;:870,&quot;type&quot;:&quot;article-journal&quot;,&quot;title&quot;:&quot;The spread of genes by natural and artificial selection in closed poultry flock&quot;,&quot;container-title&quot;:&quot;Journal of Genetics&quot;,&quot;page&quot;:&quot;55-62&quot;,&quot;volume&quot;:&quot;56&quot;,&quot;issue&quot;:&quot;1&quot;,&quot;source&quot;:&quot;link.springer.com&quot;,&quot;abstract&quot;:&quot;Summary The pedigrees of birds in a poultry flock under artificial selection were analysed to trace the spread of genes from original flock members. The changes in gene percentage from generation to generation were separated into parts attributed to chance, natural and artificial selection. The changes due to artificial selection were related to various production characters. The spread of the male’s genes was 70% determined by a progeny test which also 25% determined the spread of genes of birds mated to him. The progeny test of the female did not contribute equally to determination of the gene spread. This was attributed to lesser accuracy of the female progeny test and less complete determination of spread of genes by value of genotype. Despite avoidance of sib matings, inbrecding has increased 2% per generation. Evidence that natural selection was opposing artificial selection was suggestive but inconclusive. It was suggested that assortative mating would increase the determination of gene spread by genotypic value. This was considered worth testing.&quot;,&quot;DOI&quot;:&quot;10.1007/BF02984720&quot;,&quot;ISSN&quot;:&quot;0022-1333&quot;,&quot;note&quot;:&quot;bibtex: james_spread_1958&quot;,&quot;journalAbbreviation&quot;:&quot;J Genet&quot;,&quot;language&quot;:&quot;en&quot;,&quot;author&quot;:[{&quot;family&quot;:&quot;James&quot;,&quot;given&quot;:&quot;J. W.&quot;},{&quot;family&quot;:&quot;McBride&quot;,&quot;given&quot;:&quot;G.&quot;}],&quot;issued&quot;:{&quot;date-parts&quot;:[[&quot;1958&quot;,7]]}}}],&quot;schema&quot;:&quot;https://github.com/citation-style-language/schema/raw/master/csl-citation.json&quot;} RNDuOuaiMFsN9"/>(James and McBride, 1958)<text:reference-mark-end text:name="ZOTERO_ITEM CSL_CITATION {&quot;citationID&quot;:&quot;ao8p51972k&quot;,&quot;properties&quot;:{&quot;formattedCitation&quot;:&quot;(James and McBride, 1958)&quot;,&quot;plainCitation&quot;:&quot;(James and McBride, 1958)&quot;},&quot;citationItems&quot;:[{&quot;id&quot;:870,&quot;uris&quot;:[&quot;http://zotero.org/groups/231119/items/T3V5F5H9&quot;],&quot;uri&quot;:[&quot;http://zotero.org/groups/231119/items/T3V5F5H9&quot;],&quot;itemData&quot;:{&quot;id&quot;:870,&quot;type&quot;:&quot;article-journal&quot;,&quot;title&quot;:&quot;The spread of genes by natural and artificial selection in closed poultry flock&quot;,&quot;container-title&quot;:&quot;Journal of Genetics&quot;,&quot;page&quot;:&quot;55-62&quot;,&quot;volume&quot;:&quot;56&quot;,&quot;issue&quot;:&quot;1&quot;,&quot;source&quot;:&quot;link.springer.com&quot;,&quot;abstract&quot;:&quot;Summary The pedigrees of birds in a poultry flock under artificial selection were analysed to trace the spread of genes from original flock members. The changes in gene percentage from generation to generation were separated into parts attributed to chance, natural and artificial selection. The changes due to artificial selection were related to various production characters. The spread of the male’s genes was 70% determined by a progeny test which also 25% determined the spread of genes of birds mated to him. The progeny test of the female did not contribute equally to determination of the gene spread. This was attributed to lesser accuracy of the female progeny test and less complete determination of spread of genes by value of genotype. Despite avoidance of sib matings, inbrecding has increased 2% per generation. Evidence that natural selection was opposing artificial selection was suggestive but inconclusive. It was suggested that assortative mating would increase the determination of gene spread by genotypic value. This was considered worth testing.&quot;,&quot;DOI&quot;:&quot;10.1007/BF02984720&quot;,&quot;ISSN&quot;:&quot;0022-1333&quot;,&quot;note&quot;:&quot;bibtex: james_spread_1958&quot;,&quot;journalAbbreviation&quot;:&quot;J Genet&quot;,&quot;language&quot;:&quot;en&quot;,&quot;author&quot;:[{&quot;family&quot;:&quot;James&quot;,&quot;given&quot;:&quot;J. W.&quot;},{&quot;family&quot;:&quot;McBride&quot;,&quot;given&quot;:&quot;G.&quot;}],&quot;issued&quot;:{&quot;date-parts&quot;:[[&quot;1958&quot;,7]]}}}],&quot;schema&quot;:&quot;https://github.com/citation-style-language/schema/raw/master/csl-citation.json&quot;} RNDuOuaiMFsN9"/></text:p>
      <text:p text:style-name="Standard"><text:reference-mark-start text:name="ZOTERO_ITEM CSL_CITATION {&quot;citationID&quot;:&quot;a18iaabop5s&quot;,&quot;properties&quot;:{&quot;formattedCitation&quot;:&quot;(Woolliams et al., 1999)&quot;,&quot;plainCitation&quot;:&quot;(Woolliams et al., 1999)&quot;},&quot;citationItems&quot;:[{&quot;id&quot;:589,&quot;uris&quot;:[&quot;http://zotero.org/groups/231119/items/9JAGDNZE&quot;],&quot;uri&quot;:[&quot;http://zotero.org/groups/231119/items/9JAGDNZE&quot;],&quot;itemData&quot;:{&quot;id&quot;:589,&quot;type&quot;:&quot;article-journal&quot;,&quot;title&quot;:&quot;Expected Genetic Contributions and Their Impact on Gene Flow and Genetic Gain&quot;,&quot;container-title&quot;:&quot;Genetics&quot;,&quot;page&quot;:&quot;1009-1020&quot;,&quot;volume&quot;:&quot;153&quot;,&quot;issue&quot;:&quot;2&quot;,&quot;source&quot;:&quot;www.genetics.org&quot;,&quot;abstract&quot;:&quot;Long-term genetic contributions (ri) measure lasting gene flow from an individual i. By accounting for linkage disequilibrium generated by selection both within and between breeding groups (categories), assuming the infinitesimal model, a general formula was derived for the expected contribution of ancestor i in category q (μi(q)), given its selective advantages (si(q)). Results were applied to overlapping generations and to a variety of modes of inheritance and selection indices. Genetic gain was related to the covariance between ri and the Mendelian sampling deviation (ai), thereby linking gain to pedigree development. When si(q) includes ai, gain was related to E[μi(q)ai], decomposing it into components attributable to within and between families, within each category, for each element of si(q). The formula for μi(q) was consistent with previous index theory for predicting gain in discrete generations. For overlapping generations, accurate predictions of gene flow were obtained among and within categories in contrast to previous theory that gave qualitative errors among categories and no predictions within. The generation interval was defined as the period for which μi(q), summed over all ancestors born in that period, equaled 1. Predictive accuracy was supported by simulation results for gain and contributions with sib-indices, BLUP selection, and selection with imprinted variation.&quot;,&quot;ISSN&quot;:&quot;0016-6731, 1943-2631&quot;,&quot;note&quot;:&quot;PMID: 10511574 \nbibtex: woolliams_expected_1999&quot;,&quot;journalAbbreviation&quot;:&quot;Genetics&quot;,&quot;language&quot;:&quot;en&quot;,&quot;author&quot;:[{&quot;family&quot;:&quot;Woolliams&quot;,&quot;given&quot;:&quot;J. A.&quot;},{&quot;family&quot;:&quot;Bijma&quot;,&quot;given&quot;:&quot;P.&quot;},{&quot;family&quot;:&quot;Villanueva&quot;,&quot;given&quot;:&quot;B.&quot;}],&quot;issued&quot;:{&quot;date-parts&quot;:[[&quot;1999&quot;,10,1]]}}}],&quot;schema&quot;:&quot;https://github.com/citation-style-language/schema/raw/master/csl-citation.json&quot;} RNDNqoqLNoyG1"/>(Woolliams et al., 1999)<text:reference-mark-end text:name="ZOTERO_ITEM CSL_CITATION {&quot;citationID&quot;:&quot;a18iaabop5s&quot;,&quot;properties&quot;:{&quot;formattedCitation&quot;:&quot;(Woolliams et al., 1999)&quot;,&quot;plainCitation&quot;:&quot;(Woolliams et al., 1999)&quot;},&quot;citationItems&quot;:[{&quot;id&quot;:589,&quot;uris&quot;:[&quot;http://zotero.org/groups/231119/items/9JAGDNZE&quot;],&quot;uri&quot;:[&quot;http://zotero.org/groups/231119/items/9JAGDNZE&quot;],&quot;itemData&quot;:{&quot;id&quot;:589,&quot;type&quot;:&quot;article-journal&quot;,&quot;title&quot;:&quot;Expected Genetic Contributions and Their Impact on Gene Flow and Genetic Gain&quot;,&quot;container-title&quot;:&quot;Genetics&quot;,&quot;page&quot;:&quot;1009-1020&quot;,&quot;volume&quot;:&quot;153&quot;,&quot;issue&quot;:&quot;2&quot;,&quot;source&quot;:&quot;www.genetics.org&quot;,&quot;abstract&quot;:&quot;Long-term genetic contributions (ri) measure lasting gene flow from an individual i. By accounting for linkage disequilibrium generated by selection both within and between breeding groups (categories), assuming the infinitesimal model, a general formula was derived for the expected contribution of ancestor i in category q (μi(q)), given its selective advantages (si(q)). Results were applied to overlapping generations and to a variety of modes of inheritance and selection indices. Genetic gain was related to the covariance between ri and the Mendelian sampling deviation (ai), thereby linking gain to pedigree development. When si(q) includes ai, gain was related to E[μi(q)ai], decomposing it into components attributable to within and between families, within each category, for each element of si(q). The formula for μi(q) was consistent with previous index theory for predicting gain in discrete generations. For overlapping generations, accurate predictions of gene flow were obtained among and within categories in contrast to previous theory that gave qualitative errors among categories and no predictions within. The generation interval was defined as the period for which μi(q), summed over all ancestors born in that period, equaled 1. Predictive accuracy was supported by simulation results for gain and contributions with sib-indices, BLUP selection, and selection with imprinted variation.&quot;,&quot;ISSN&quot;:&quot;0016-6731, 1943-2631&quot;,&quot;note&quot;:&quot;PMID: 10511574 \nbibtex: woolliams_expected_1999&quot;,&quot;journalAbbreviation&quot;:&quot;Genetics&quot;,&quot;language&quot;:&quot;en&quot;,&quot;author&quot;:[{&quot;family&quot;:&quot;Woolliams&quot;,&quot;given&quot;:&quot;J. A.&quot;},{&quot;family&quot;:&quot;Bijma&quot;,&quot;given&quot;:&quot;P.&quot;},{&quot;family&quot;:&quot;Villanueva&quot;,&quot;given&quot;:&quot;B.&quot;}],&quot;issued&quot;:{&quot;date-parts&quot;:[[&quot;1999&quot;,10,1]]}}}],&quot;schema&quot;:&quot;https://github.com/citation-style-language/schema/raw/master/csl-citation.json&quot;} RNDNqoqLNoyG1"/></text:p>
      <text:p text:style-name="Standard"><text:reference-mark-start text:name="ZOTERO_ITEM CSL_CITATION {&quot;citationID&quot;:&quot;a2dco3p2bni&quot;,&quot;properties&quot;:{&quot;formattedCitation&quot;:&quot;(Gorjanc and Hickey, 2018)&quot;,&quot;plainCitation&quot;:&quot;(Gorjanc and Hickey, 2018)&quot;},&quot;citationItems&quot;:[{&quot;id&quot;:5502,&quot;uris&quot;:[&quot;http://zotero.org/groups/231119/items/BASQUNCY&quot;],&quot;uri&quot;:[&quot;http://zotero.org/groups/231119/items/BASQUNCY&quot;],&quot;itemData&quot;:{&quot;id&quot;:5502,&quot;type&quot;:&quot;article-journal&quot;,&quot;title&quot;:&quot;AlphaMate: a program for optimising selection, maintenance of  diversity, and mate allocation in breeding programs&quot;,&quot;container-title&quot;:&quot;bioRxiv&quot;,&quot;volume&quot;:&quot;250837&quot;,&quot;DOI&quot;:&quot;10.1101/10.1101/250837&quot;,&quot;note&quot;:&quot;bibtex: gorjanc_alphamate:_2018&quot;,&quot;author&quot;:[{&quot;family&quot;:&quot;Gorjanc&quot;,&quot;given&quot;:&quot;Gregor&quot;},{&quot;family&quot;:&quot;Hickey&quot;,&quot;given&quot;:&quot;John M&quot;}],&quot;issued&quot;:{&quot;date-parts&quot;:[[&quot;2018&quot;]]}}}],&quot;schema&quot;:&quot;https://github.com/citation-style-language/schema/raw/master/csl-citation.json&quot;} RNDsfkh4Qc75k"/>(Gorjanc and Hickey, 2018)<text:reference-mark-end text:name="ZOTERO_ITEM CSL_CITATION {&quot;citationID&quot;:&quot;a2dco3p2bni&quot;,&quot;properties&quot;:{&quot;formattedCitation&quot;:&quot;(Gorjanc and Hickey, 2018)&quot;,&quot;plainCitation&quot;:&quot;(Gorjanc and Hickey, 2018)&quot;},&quot;citationItems&quot;:[{&quot;id&quot;:5502,&quot;uris&quot;:[&quot;http://zotero.org/groups/231119/items/BASQUNCY&quot;],&quot;uri&quot;:[&quot;http://zotero.org/groups/231119/items/BASQUNCY&quot;],&quot;itemData&quot;:{&quot;id&quot;:5502,&quot;type&quot;:&quot;article-journal&quot;,&quot;title&quot;:&quot;AlphaMate: a program for optimising selection, maintenance of  diversity, and mate allocation in breeding programs&quot;,&quot;container-title&quot;:&quot;bioRxiv&quot;,&quot;volume&quot;:&quot;250837&quot;,&quot;DOI&quot;:&quot;10.1101/10.1101/250837&quot;,&quot;note&quot;:&quot;bibtex: gorjanc_alphamate:_2018&quot;,&quot;author&quot;:[{&quot;family&quot;:&quot;Gorjanc&quot;,&quot;given&quot;:&quot;Gregor&quot;},{&quot;family&quot;:&quot;Hickey&quot;,&quot;given&quot;:&quot;John M&quot;}],&quot;issued&quot;:{&quot;date-parts&quot;:[[&quot;2018&quot;]]}}}],&quot;schema&quot;:&quot;https://github.com/citation-style-language/schema/raw/master/csl-citation.json&quot;} RNDsfkh4Qc75k"/></text:p>
      <text:p text:style-name="Standard"><text:reference-mark-start text:name="ZOTERO_ITEM CSL_CITATION {&quot;citationID&quot;:&quot;a21mnbod63u&quot;,&quot;properties&quot;:{&quot;formattedCitation&quot;:&quot;(Meuwissen, 1997)&quot;,&quot;plainCitation&quot;:&quot;(Meuwissen, 1997)&quot;},&quot;citationItems&quot;:[{&quot;id&quot;:5450,&quot;uris&quot;:[&quot;http://zotero.org/users/2983590/items/QVBN3PEP&quot;],&quot;uri&quot;:[&quot;http://zotero.org/users/2983590/items/QVBN3PEP&quot;],&quot;itemData&quot;:{&quot;id&quot;:5450,&quot;type&quot;:&quot;article-journal&quot;,&quot;title&quot;:&quot;Maximizing the response of selection with a predefined rate of inbreeding&quot;,&quot;container-title&quot;:&quot;Journal of Animal Science&quot;,&quot;page&quot;:&quot;934-940&quot;,&quot;volume&quot;:&quot;75&quot;,&quot;issue&quot;:&quot;4&quot;,&quot;source&quot;:&quot;PubMed&quot;,&quot;abstract&quot;:&quot;A method was derived that maximizes the genetic level of selected animals while constraining their average coancestry to a predefined value. The average coancestry of the selected parents equals the inbreeding level in the next generation, so that rates of inbreeding were controlled. When this method was applied for several generations of selection, stable rates of genetic gain were attained, which indicates that the method could control the short- and long-term effects of selection on inbreeding. At equal rates of inbreeding, genetic gains were 21 to 60% greater than that with selection for BLUP-EBV, because of increased selection differentials. The difference was larger when the desirable rate of inbreeding was smallest. Selection with a constraint on inbreeding required only EBV of, and relationships between, the selection candidates and is therefore easy to apply in practice. The optimal solution is expressed in genetic contributions of selection candidates to the next generation, which is equivalent to numbers of offspring per candidate. These optimal numbers of offspring may be difficult to attain because of female reproductive limitations. The optimal method could be adapted to situations with additional reproductive constraints. The method can also be used to constrain the variance of response by restricting the average prediction error variance of the selected animals.&quot;,&quot;ISSN&quot;:&quot;0021-8812&quot;,&quot;note&quot;:&quot;PMID: 9110204&quot;,&quot;journalAbbreviation&quot;:&quot;J. Anim. Sci.&quot;,&quot;language&quot;:&quot;eng&quot;,&quot;author&quot;:[{&quot;family&quot;:&quot;Meuwissen&quot;,&quot;given&quot;:&quot;T. H.&quot;}],&quot;issued&quot;:{&quot;date-parts&quot;:[[&quot;1997&quot;,4]]}}}],&quot;schema&quot;:&quot;https://github.com/citation-style-language/schema/raw/master/csl-citation.json&quot;} RNDoWtjFFSat4"/>(Meuwissen, 1997)<text:reference-mark-end text:name="ZOTERO_ITEM CSL_CITATION {&quot;citationID&quot;:&quot;a21mnbod63u&quot;,&quot;properties&quot;:{&quot;formattedCitation&quot;:&quot;(Meuwissen, 1997)&quot;,&quot;plainCitation&quot;:&quot;(Meuwissen, 1997)&quot;},&quot;citationItems&quot;:[{&quot;id&quot;:5450,&quot;uris&quot;:[&quot;http://zotero.org/users/2983590/items/QVBN3PEP&quot;],&quot;uri&quot;:[&quot;http://zotero.org/users/2983590/items/QVBN3PEP&quot;],&quot;itemData&quot;:{&quot;id&quot;:5450,&quot;type&quot;:&quot;article-journal&quot;,&quot;title&quot;:&quot;Maximizing the response of selection with a predefined rate of inbreeding&quot;,&quot;container-title&quot;:&quot;Journal of Animal Science&quot;,&quot;page&quot;:&quot;934-940&quot;,&quot;volume&quot;:&quot;75&quot;,&quot;issue&quot;:&quot;4&quot;,&quot;source&quot;:&quot;PubMed&quot;,&quot;abstract&quot;:&quot;A method was derived that maximizes the genetic level of selected animals while constraining their average coancestry to a predefined value. The average coancestry of the selected parents equals the inbreeding level in the next generation, so that rates of inbreeding were controlled. When this method was applied for several generations of selection, stable rates of genetic gain were attained, which indicates that the method could control the short- and long-term effects of selection on inbreeding. At equal rates of inbreeding, genetic gains were 21 to 60% greater than that with selection for BLUP-EBV, because of increased selection differentials. The difference was larger when the desirable rate of inbreeding was smallest. Selection with a constraint on inbreeding required only EBV of, and relationships between, the selection candidates and is therefore easy to apply in practice. The optimal solution is expressed in genetic contributions of selection candidates to the next generation, which is equivalent to numbers of offspring per candidate. These optimal numbers of offspring may be difficult to attain because of female reproductive limitations. The optimal method could be adapted to situations with additional reproductive constraints. The method can also be used to constrain the variance of response by restricting the average prediction error variance of the selected animals.&quot;,&quot;ISSN&quot;:&quot;0021-8812&quot;,&quot;note&quot;:&quot;PMID: 9110204&quot;,&quot;journalAbbreviation&quot;:&quot;J. Anim. Sci.&quot;,&quot;language&quot;:&quot;eng&quot;,&quot;author&quot;:[{&quot;family&quot;:&quot;Meuwissen&quot;,&quot;given&quot;:&quot;T. H.&quot;}],&quot;issued&quot;:{&quot;date-parts&quot;:[[&quot;1997&quot;,4]]}}}],&quot;schema&quot;:&quot;https://github.com/citation-style-language/schema/raw/master/csl-citation.json&quot;} RNDoWtjFFSat4"/></text:p>
      <text:p text:style-name="P1"><text:reference-mark-start text:name="ZOTERO_ITEM CSL_CITATION {&quot;citationID&quot;:&quot;a1381p7i77i&quot;,&quot;properties&quot;:{&quot;formattedCitation&quot;:&quot;{\\rtf (Toro and P\\uc0\\u233{}rez-Enciso, 1990)}&quot;,&quot;plainCitation&quot;:&quot;(Toro and Pérez-Enciso, 1990)&quot;},&quot;citationItems&quot;:[{&quot;id&quot;:5706,&quot;uris&quot;:[&quot;http://zotero.org/groups/231119/items/PBLCQN6L&quot;],&quot;uri&quot;:[&quot;http://zotero.org/groups/231119/items/PBLCQN6L&quot;],&quot;itemData&quot;:{&quot;id&quot;:5706,&quot;type&quot;:&quot;article-journal&quot;,&quot;title&quot;:&quot;Optimization of selection response under restricted inbreeding&quot;,&quot;container-title&quot;:&quot;Genetics Selection Evolution&quot;,&quot;page&quot;:&quot;93&quot;,&quot;volume&quot;:&quot;22&quot;,&quot;source&quot;:&quot;BioMed Central&quot;,&quot;DOI&quot;:&quot;10.1186/1297-9686-22-1-93&quot;,&quot;ISSN&quot;:&quot;1297-9686&quot;,&quot;note&quot;:&quot;bibtex: toro_optimization_1990&quot;,&quot;journalAbbreviation&quot;:&quot;Genetics Selection Evolution&quot;,&quot;author&quot;:[{&quot;family&quot;:&quot;Toro&quot;,&quot;given&quot;:&quot;M.&quot;},{&quot;family&quot;:&quot;Pérez-Enciso&quot;,&quot;given&quot;:&quot;M.&quot;}],&quot;issued&quot;:{&quot;date-parts&quot;:[[&quot;1990&quot;,3,15]]}}}],&quot;schema&quot;:&quot;https://github.com/citation-style-language/schema/raw/master/csl-citation.json&quot;} RNDqKwevGdpuk"/>(Toro and Pérez-Enciso, 1990)<text:reference-mark-end text:name="ZOTERO_ITEM CSL_CITATION {&quot;citationID&quot;:&quot;a1381p7i77i&quot;,&quot;properties&quot;:{&quot;formattedCitation&quot;:&quot;{\\rtf (Toro and P\\uc0\\u233{}rez-Enciso, 1990)}&quot;,&quot;plainCitation&quot;:&quot;(Toro and Pérez-Enciso, 1990)&quot;},&quot;citationItems&quot;:[{&quot;id&quot;:5706,&quot;uris&quot;:[&quot;http://zotero.org/groups/231119/items/PBLCQN6L&quot;],&quot;uri&quot;:[&quot;http://zotero.org/groups/231119/items/PBLCQN6L&quot;],&quot;itemData&quot;:{&quot;id&quot;:5706,&quot;type&quot;:&quot;article-journal&quot;,&quot;title&quot;:&quot;Optimization of selection response under restricted inbreeding&quot;,&quot;container-title&quot;:&quot;Genetics Selection Evolution&quot;,&quot;page&quot;:&quot;93&quot;,&quot;volume&quot;:&quot;22&quot;,&quot;source&quot;:&quot;BioMed Central&quot;,&quot;DOI&quot;:&quot;10.1186/1297-9686-22-1-93&quot;,&quot;ISSN&quot;:&quot;1297-9686&quot;,&quot;note&quot;:&quot;bibtex: toro_optimization_1990&quot;,&quot;journalAbbreviation&quot;:&quot;Genetics Selection Evolution&quot;,&quot;author&quot;:[{&quot;family&quot;:&quot;Toro&quot;,&quot;given&quot;:&quot;M.&quot;},{&quot;family&quot;:&quot;Pérez-Enciso&quot;,&quot;given&quot;:&quot;M.&quot;}],&quot;issued&quot;:{&quot;date-parts&quot;:[[&quot;1990&quot;,3,15]]}}}],&quot;schema&quot;:&quot;https://github.com/citation-style-language/schema/raw/master/csl-citation.json&quot;} RNDqKwevGdpuk"/></text:p>
      <text:p text:style-name="Standard"><text:reference-mark-start text:name="ZOTERO_ITEM CSL_CITATION {&quot;citationID&quot;:&quot;a11onui5dnj&quot;,&quot;properties&quot;:{&quot;formattedCitation&quot;:&quot;(Pong-Wong and Woolliams, 2007)&quot;,&quot;plainCitation&quot;:&quot;(Pong-Wong and Woolliams, 2007)&quot;},&quot;citationItems&quot;:[{&quot;id&quot;:236,&quot;uris&quot;:[&quot;http://zotero.org/groups/231119/items/5F8ZIIS2&quot;],&quot;uri&quot;:[&quot;http://zotero.org/groups/231119/items/5F8ZIIS2&quot;],&quot;itemData&quot;:{&quot;id&quot;:236,&quot;type&quot;:&quot;article-journal&quot;,&quot;title&quot;:&quot;Optimisation of contribution of candidate parents to maximise genetic gain and restricting inbreeding using semidefinite programming (Open Access publication)&quot;,&quot;container-title&quot;:&quot;Genetics Selection Evolution&quot;,&quot;page&quot;:&quot;3&quot;,&quot;volume&quot;:&quot;39&quot;,&quot;issue&quot;:&quot;1&quot;,&quot;source&quot;:&quot;www.gsejournal.org&quot;,&quot;abstract&quot;:&quot;An approach for optimising genetic contributions of candidates to control inbreeding in the offspring generation using semidefinite programming (SDP) was proposed. Formulations were done for maximising genetic gain while restricting inbreeding to a preset value and for minimising inbreeding without regard of gain. Adaptations to account for candidates with fixed contributions were also shown. Using small but traceable numerical examples, the SDP method was compared with an alternative based upon Lagrangian multipliers (RSRO). The SDP method always found the optimum solution that maximises genetic gain at any level of restriction imposed on inbreeding, unlike RSRO which failed to do so in several situations. For these situations, the expected gains from the solution obtained with RSRO were between 1.5–9% lower than those expected from the optimum solution found with SDP with assigned contributions varying widely. In conclusion SDP is a reliable and flexible method for solving contribution problems.\nPMID: 17212945&quot;,&quot;DOI&quot;:&quot;10.1186/1297-9686-39-1-3&quot;,&quot;ISSN&quot;:&quot;1297-9686&quot;,&quot;note&quot;:&quot;PMID: 17212945 \nbibtex: pong-wong_optimisation_2007&quot;,&quot;language&quot;:&quot;en&quot;,&quot;author&quot;:[{&quot;family&quot;:&quot;Pong-Wong&quot;,&quot;given&quot;:&quot;Ricardo&quot;},{&quot;family&quot;:&quot;Woolliams&quot;,&quot;given&quot;:&quot;John A.&quot;}],&quot;issued&quot;:{&quot;date-parts&quot;:[[&quot;2007&quot;,1,11]]}}}],&quot;schema&quot;:&quot;https://github.com/citation-style-language/schema/raw/master/csl-citation.json&quot;} RNDKn6JpF1OoM"/>(Pong-Wong and Woolliams, 2007)<text:reference-mark-end text:name="ZOTERO_ITEM CSL_CITATION {&quot;citationID&quot;:&quot;a11onui5dnj&quot;,&quot;properties&quot;:{&quot;formattedCitation&quot;:&quot;(Pong-Wong and Woolliams, 2007)&quot;,&quot;plainCitation&quot;:&quot;(Pong-Wong and Woolliams, 2007)&quot;},&quot;citationItems&quot;:[{&quot;id&quot;:236,&quot;uris&quot;:[&quot;http://zotero.org/groups/231119/items/5F8ZIIS2&quot;],&quot;uri&quot;:[&quot;http://zotero.org/groups/231119/items/5F8ZIIS2&quot;],&quot;itemData&quot;:{&quot;id&quot;:236,&quot;type&quot;:&quot;article-journal&quot;,&quot;title&quot;:&quot;Optimisation of contribution of candidate parents to maximise genetic gain and restricting inbreeding using semidefinite programming (Open Access publication)&quot;,&quot;container-title&quot;:&quot;Genetics Selection Evolution&quot;,&quot;page&quot;:&quot;3&quot;,&quot;volume&quot;:&quot;39&quot;,&quot;issue&quot;:&quot;1&quot;,&quot;source&quot;:&quot;www.gsejournal.org&quot;,&quot;abstract&quot;:&quot;An approach for optimising genetic contributions of candidates to control inbreeding in the offspring generation using semidefinite programming (SDP) was proposed. Formulations were done for maximising genetic gain while restricting inbreeding to a preset value and for minimising inbreeding without regard of gain. Adaptations to account for candidates with fixed contributions were also shown. Using small but traceable numerical examples, the SDP method was compared with an alternative based upon Lagrangian multipliers (RSRO). The SDP method always found the optimum solution that maximises genetic gain at any level of restriction imposed on inbreeding, unlike RSRO which failed to do so in several situations. For these situations, the expected gains from the solution obtained with RSRO were between 1.5–9% lower than those expected from the optimum solution found with SDP with assigned contributions varying widely. In conclusion SDP is a reliable and flexible method for solving contribution problems.\nPMID: 17212945&quot;,&quot;DOI&quot;:&quot;10.1186/1297-9686-39-1-3&quot;,&quot;ISSN&quot;:&quot;1297-9686&quot;,&quot;note&quot;:&quot;PMID: 17212945 \nbibtex: pong-wong_optimisation_2007&quot;,&quot;language&quot;:&quot;en&quot;,&quot;author&quot;:[{&quot;family&quot;:&quot;Pong-Wong&quot;,&quot;given&quot;:&quot;Ricardo&quot;},{&quot;family&quot;:&quot;Woolliams&quot;,&quot;given&quot;:&quot;John A.&quot;}],&quot;issued&quot;:{&quot;date-parts&quot;:[[&quot;2007&quot;,1,11]]}}}],&quot;schema&quot;:&quot;https://github.com/citation-style-language/schema/raw/master/csl-citation.json&quot;} RNDKn6JpF1OoM"/></text:p>
      <text:p text:style-name="Standard"><text:reference-mark-start text:name="ZOTERO_ RNDa8oUwEwRsh"/>{Citation}<text:reference-mark-end text:name="ZOTERO_ RNDa8oUwEwRsh"/></text:p>
      <text:p text:style-name="Standard"><text:reference-mark-start text:name="ZOTERO_ITEM CSL_CITATION {&quot;citationID&quot;:&quot;am701rnajq&quot;,&quot;properties&quot;:{&quot;formattedCitation&quot;:&quot;(Boyd and Vandenberghe, 2004)&quot;,&quot;plainCitation&quot;:&quot;(Boyd and Vandenberghe, 2004)&quot;},&quot;citationItems&quot;:[{&quot;id&quot;:5873,&quot;uris&quot;:[&quot;http://zotero.org/users/2983590/items/I5I8HSFN&quot;],&quot;uri&quot;:[&quot;http://zotero.org/users/2983590/items/I5I8HSFN&quot;],&quot;itemData&quot;:{&quot;id&quot;:5873,&quot;type&quot;:&quot;book&quot;,&quot;title&quot;:&quot;Convex Optimization&quot;,&quot;publisher&quot;:&quot;Cambridge University Press&quot;,&quot;publisher-place&quot;:&quot;New York, NY, USA&quot;,&quot;event-place&quot;:&quot;New York, NY, USA&quot;,&quot;ISBN&quot;:&quot;0-521-83378-7&quot;,&quot;author&quot;:[{&quot;family&quot;:&quot;Boyd&quot;,&quot;given&quot;:&quot;Stephen&quot;},{&quot;family&quot;:&quot;Vandenberghe&quot;,&quot;given&quot;:&quot;Lieven&quot;}],&quot;issued&quot;:{&quot;date-parts&quot;:[[&quot;2004&quot;]]}}}],&quot;schema&quot;:&quot;https://github.com/citation-style-language/schema/raw/master/csl-citation.json&quot;} RNDwxplNbD89e"/>(Boyd and Vandenberghe, 2004)<text:reference-mark-end text:name="ZOTERO_ITEM CSL_CITATION {&quot;citationID&quot;:&quot;am701rnajq&quot;,&quot;properties&quot;:{&quot;formattedCitation&quot;:&quot;(Boyd and Vandenberghe, 2004)&quot;,&quot;plainCitation&quot;:&quot;(Boyd and Vandenberghe, 2004)&quot;},&quot;citationItems&quot;:[{&quot;id&quot;:5873,&quot;uris&quot;:[&quot;http://zotero.org/users/2983590/items/I5I8HSFN&quot;],&quot;uri&quot;:[&quot;http://zotero.org/users/2983590/items/I5I8HSFN&quot;],&quot;itemData&quot;:{&quot;id&quot;:5873,&quot;type&quot;:&quot;book&quot;,&quot;title&quot;:&quot;Convex Optimization&quot;,&quot;publisher&quot;:&quot;Cambridge University Press&quot;,&quot;publisher-place&quot;:&quot;New York, NY, USA&quot;,&quot;event-place&quot;:&quot;New York, NY, USA&quot;,&quot;ISBN&quot;:&quot;0-521-83378-7&quot;,&quot;author&quot;:[{&quot;family&quot;:&quot;Boyd&quot;,&quot;given&quot;:&quot;Stephen&quot;},{&quot;family&quot;:&quot;Vandenberghe&quot;,&quot;given&quot;:&quot;Lieven&quot;}],&quot;issued&quot;:{&quot;date-parts&quot;:[[&quot;2004&quot;]]}}}],&quot;schema&quot;:&quot;https://github.com/citation-style-language/schema/raw/master/csl-citation.json&quot;} RNDwxplNbD89e"/></text:p>
      <text:p text:style-name="Standard"><text:reference-mark-start text:name="ZOTERO_ITEM CSL_CITATION {&quot;citationID&quot;:&quot;a2nkvoqsb4l&quot;,&quot;properties&quot;:{&quot;formattedCitation&quot;:&quot;(Wray and Thompson, 1990)&quot;,&quot;plainCitation&quot;:&quot;(Wray and Thompson, 1990)&quot;},&quot;citationItems&quot;:[{&quot;id&quot;:5874,&quot;uris&quot;:[&quot;http://zotero.org/users/2983590/items/7T6QQP3G&quot;],&quot;uri&quot;:[&quot;http://zotero.org/users/2983590/items/7T6QQP3G&quot;],&quot;itemData&quot;:{&quot;id&quot;:5874,&quot;type&quot;:&quot;article-journal&quot;,&quot;title&quot;:&quot;Prediction of rates of inbreeding in selected populations&quot;,&quot;container-title&quot;:&quot;Genetical Research&quot;,&quot;page&quot;:&quot;41-54&quot;,&quot;volume&quot;:&quot;55&quot;,&quot;issue&quot;:&quot;1&quot;,&quot;source&quot;:&quot;PubMed&quot;,&quot;abstract&quot;:&quot;A method is presented for the prediction of rate of inbreeding for populations with discrete generations. The matrix of Wright's numerator relationships is partitioned into 'contribution' matrices which describe the contribution of the Mendelian sampling of genes of ancestors in a given generation to the relationship between individuals in later generations. These contributions stabilize with time and the value to which they stabilize is shown to be related to the asymptotic rate of inbreeding and therefore also the effective population size, Ne approximately 2N/(mu 2r + sigma 2r), where N is the number of individuals per generation and mu r and sigma 2r are the mean and variance of long-term relationships or long-term contributions. These stabilized values are then predicted using a recursive equation via the concept of selective advantage for populations with hierarchical mating structures undergoing mass selection. Account is taken of the change in genetic parameters as a consequence of selection and also the increasing 'competitiveness' of contemporaries as selection proceeds. Examples are given and predicted rates of inbreeding are compared to those calculated in simulations. For populations of 20 males and 20, 40, 100 or 200 females the rate of inbreeding was found to increase by as much as 75% over the rate of inbreeding in an unselected population depending on mating ratio, selection intensity and heritability of the selected trait. The prediction presented here estimated the rate of inbreeding usually within 5% of that calculated from simulation.&quot;,&quot;note&quot;:&quot;PMID: 2318415&quot;,&quot;journalAbbreviation&quot;:&quot;Genet. Res.&quot;,&quot;language&quot;:&quot;eng&quot;,&quot;author&quot;:[{&quot;family&quot;:&quot;Wray&quot;,&quot;given&quot;:&quot;N. R.&quot;},{&quot;family&quot;:&quot;Thompson&quot;,&quot;given&quot;:&quot;R.&quot;}],&quot;issued&quot;:{&quot;date-parts&quot;:[[&quot;1990&quot;,2]]}}}],&quot;schema&quot;:&quot;https://github.com/citation-style-language/schema/raw/master/csl-citation.json&quot;} RNDhxAGnMQbqT"/>(Wray and Thompson, 1990)<text:reference-mark-end text:name="ZOTERO_ITEM CSL_CITATION {&quot;citationID&quot;:&quot;a2nkvoqsb4l&quot;,&quot;properties&quot;:{&quot;formattedCitation&quot;:&quot;(Wray and Thompson, 1990)&quot;,&quot;plainCitation&quot;:&quot;(Wray and Thompson, 1990)&quot;},&quot;citationItems&quot;:[{&quot;id&quot;:5874,&quot;uris&quot;:[&quot;http://zotero.org/users/2983590/items/7T6QQP3G&quot;],&quot;uri&quot;:[&quot;http://zotero.org/users/2983590/items/7T6QQP3G&quot;],&quot;itemData&quot;:{&quot;id&quot;:5874,&quot;type&quot;:&quot;article-journal&quot;,&quot;title&quot;:&quot;Prediction of rates of inbreeding in selected populations&quot;,&quot;container-title&quot;:&quot;Genetical Research&quot;,&quot;page&quot;:&quot;41-54&quot;,&quot;volume&quot;:&quot;55&quot;,&quot;issue&quot;:&quot;1&quot;,&quot;source&quot;:&quot;PubMed&quot;,&quot;abstract&quot;:&quot;A method is presented for the prediction of rate of inbreeding for populations with discrete generations. The matrix of Wright's numerator relationships is partitioned into 'contribution' matrices which describe the contribution of the Mendelian sampling of genes of ancestors in a given generation to the relationship between individuals in later generations. These contributions stabilize with time and the value to which they stabilize is shown to be related to the asymptotic rate of inbreeding and therefore also the effective population size, Ne approximately 2N/(mu 2r + sigma 2r), where N is the number of individuals per generation and mu r and sigma 2r are the mean and variance of long-term relationships or long-term contributions. These stabilized values are then predicted using a recursive equation via the concept of selective advantage for populations with hierarchical mating structures undergoing mass selection. Account is taken of the change in genetic parameters as a consequence of selection and also the increasing 'competitiveness' of contemporaries as selection proceeds. Examples are given and predicted rates of inbreeding are compared to those calculated in simulations. For populations of 20 males and 20, 40, 100 or 200 females the rate of inbreeding was found to increase by as much as 75% over the rate of inbreeding in an unselected population depending on mating ratio, selection intensity and heritability of the selected trait. The prediction presented here estimated the rate of inbreeding usually within 5% of that calculated from simulation.&quot;,&quot;note&quot;:&quot;PMID: 2318415&quot;,&quot;journalAbbreviation&quot;:&quot;Genet. Res.&quot;,&quot;language&quot;:&quot;eng&quot;,&quot;author&quot;:[{&quot;family&quot;:&quot;Wray&quot;,&quot;given&quot;:&quot;N. R.&quot;},{&quot;family&quot;:&quot;Thompson&quot;,&quot;given&quot;:&quot;R.&quot;}],&quot;issued&quot;:{&quot;date-parts&quot;:[[&quot;1990&quot;,2]]}}}],&quot;schema&quot;:&quot;https://github.com/citation-style-language/schema/raw/master/csl-citation.json&quot;} RNDhxAGnMQbqT"/></text:p>
      <text:p text:style-name="Standard"/>
      <text:p text:style-name="Standard"><text:reference-mark-start text:name="ZOTERO_ITEM CSL_CITATION {&quot;citationID&quot;:&quot;a22lu3dtlv2&quot;,&quot;properties&quot;:{&quot;formattedCitation&quot;:&quot;(Grundy et al., 1998)&quot;,&quot;plainCitation&quot;:&quot;(Grundy et al., 1998)&quot;},&quot;citationItems&quot;:[{&quot;id&quot;:5876,&quot;uris&quot;:[&quot;http://zotero.org/users/2983590/items/WC4UW3LW&quot;],&quot;uri&quot;:[&quot;http://zotero.org/users/2983590/items/WC4UW3LW&quot;],&quot;itemData&quot;:{&quot;id&quot;:5876,&quot;type&quot;:&quot;article-journal&quot;,&quot;title&quot;:&quot;Dynamic selection procedures for constrained inbreeding and their consequences for pedigree development&quot;,&quot;container-title&quot;:&quot;Genetics Research&quot;,&quot;page&quot;:&quot;159-168&quot;,&quot;volume&quot;:&quot;72&quot;,&quot;issue&quot;:&quot;2&quot;,&quot;source&quot;:&quot;Cambridge Core&quot;,&quot;abstract&quot;:&quot;A novel selection algorithm for maximizing genetic response while\nconstraining the rate of\ninbreeding is presented. It is shown that the proposed method controls\nthe rate of inbreeding by\nmaintaining the sum of squared genetic contributions at a constant value\nand represents an\nimprovement on previous procedures. To maintain a constant rate of inbreeding\nthe contributions\nfrom all generations are weighted equally and this is facilitated by modifying\nthe numerator\nrelationship matrix. By considering the optimization of the contributions\nof many generations the\ninitial mating proportions (the genetic contributions to the next generation)\nare not equal to their\nlong-term values, but are set equal to the expected long-term contributions\ngiven the current\ninformation. This is confirmed by the regression of the long-term contributions\non the assigned\nmating proportions being close to one. The gain obtained from the selection\nalgorithm is\ncompared with the maximum theoretical genetic gain under constrained inbreeding.\nIt is concluded\nthat this theoretical upper bound is in general unattainable, but from\nthis a concept of genetic\nefficiency in terms of resources and constraints is derived.&quot;,&quot;ISSN&quot;:&quot;1469-5073, 0016-6723&quot;,&quot;language&quot;:&quot;en&quot;,&quot;author&quot;:[{&quot;family&quot;:&quot;Grundy&quot;,&quot;given&quot;:&quot;B.&quot;},{&quot;family&quot;:&quot;Villanueva&quot;,&quot;given&quot;:&quot;B.&quot;},{&quot;family&quot;:&quot;Woolliams&quot;,&quot;given&quot;:&quot;J. A.&quot;}],&quot;issued&quot;:{&quot;date-parts&quot;:[[&quot;1998&quot;,10]]}}}],&quot;schema&quot;:&quot;https://github.com/citation-style-language/schema/raw/master/csl-citation.json&quot;} RND0QARPxy2SW"/>(Grundy et al., 1998)<text:reference-mark-end text:name="ZOTERO_ITEM CSL_CITATION {&quot;citationID&quot;:&quot;a22lu3dtlv2&quot;,&quot;properties&quot;:{&quot;formattedCitation&quot;:&quot;(Grundy et al., 1998)&quot;,&quot;plainCitation&quot;:&quot;(Grundy et al., 1998)&quot;},&quot;citationItems&quot;:[{&quot;id&quot;:5876,&quot;uris&quot;:[&quot;http://zotero.org/users/2983590/items/WC4UW3LW&quot;],&quot;uri&quot;:[&quot;http://zotero.org/users/2983590/items/WC4UW3LW&quot;],&quot;itemData&quot;:{&quot;id&quot;:5876,&quot;type&quot;:&quot;article-journal&quot;,&quot;title&quot;:&quot;Dynamic selection procedures for constrained inbreeding and their consequences for pedigree development&quot;,&quot;container-title&quot;:&quot;Genetics Research&quot;,&quot;page&quot;:&quot;159-168&quot;,&quot;volume&quot;:&quot;72&quot;,&quot;issue&quot;:&quot;2&quot;,&quot;source&quot;:&quot;Cambridge Core&quot;,&quot;abstract&quot;:&quot;A novel selection algorithm for maximizing genetic response while\nconstraining the rate of\ninbreeding is presented. It is shown that the proposed method controls\nthe rate of inbreeding by\nmaintaining the sum of squared genetic contributions at a constant value\nand represents an\nimprovement on previous procedures. To maintain a constant rate of inbreeding\nthe contributions\nfrom all generations are weighted equally and this is facilitated by modifying\nthe numerator\nrelationship matrix. By considering the optimization of the contributions\nof many generations the\ninitial mating proportions (the genetic contributions to the next generation)\nare not equal to their\nlong-term values, but are set equal to the expected long-term contributions\ngiven the current\ninformation. This is confirmed by the regression of the long-term contributions\non the assigned\nmating proportions being close to one. The gain obtained from the selection\nalgorithm is\ncompared with the maximum theoretical genetic gain under constrained inbreeding.\nIt is concluded\nthat this theoretical upper bound is in general unattainable, but from\nthis a concept of genetic\nefficiency in terms of resources and constraints is derived.&quot;,&quot;ISSN&quot;:&quot;1469-5073, 0016-6723&quot;,&quot;language&quot;:&quot;en&quot;,&quot;author&quot;:[{&quot;family&quot;:&quot;Grundy&quot;,&quot;given&quot;:&quot;B.&quot;},{&quot;family&quot;:&quot;Villanueva&quot;,&quot;given&quot;:&quot;B.&quot;},{&quot;family&quot;:&quot;Woolliams&quot;,&quot;given&quot;:&quot;J. A.&quot;}],&quot;issued&quot;:{&quot;date-parts&quot;:[[&quot;1998&quot;,10]]}}}],&quot;schema&quot;:&quot;https://github.com/citation-style-language/schema/raw/master/csl-citation.json&quot;} RND0QARPxy2SW"/></text:p>
      <text:p text:style-name="Standard"><text:reference-mark-start text:name="ZOTERO_ITEM CSL_CITATION {&quot;citationID&quot;:&quot;a22kun2flj0&quot;,&quot;properties&quot;:{&quot;formattedCitation&quot;:&quot;(Kinghorn and Shepherd, 1999)&quot;,&quot;plainCitation&quot;:&quot;(Kinghorn and Shepherd, 1999)&quot;},&quot;citationItems&quot;:[{&quot;id&quot;:5877,&quot;uris&quot;:[&quot;http://zotero.org/users/2983590/items/AXJCNP96&quot;],&quot;uri&quot;:[&quot;http://zotero.org/users/2983590/items/AXJCNP96&quot;],&quot;itemData&quot;:{&quot;id&quot;:5877,&quot;type&quot;:&quot;book&quot;,&quot;title&quot;:&quot;RK: Mate selection for the tactical implementation of breeding programs. Assoc Advmt AnimBreed Genet&quot;,&quot;source&quot;:&quot;CiteSeer&quot;,&quot;abstract&quot;:&quot;Tactical implementation of breeding programs provides a means to properly integrate technical, logistical and cost issues facing animal breeders. Moreover, tactical implementation benefits from opportunistic use of prevailing animals and other resources, resulting in better outcomes.&quot;,&quot;shortTitle&quot;:&quot;RK&quot;,&quot;author&quot;:[{&quot;family&quot;:&quot;Kinghorn&quot;,&quot;given&quot;:&quot;B. P.&quot;},{&quot;family&quot;:&quot;Shepherd&quot;,&quot;given&quot;:&quot;R. K.&quot;}],&quot;issued&quot;:{&quot;date-parts&quot;:[[&quot;1999&quot;]]}}}],&quot;schema&quot;:&quot;https://github.com/citation-style-language/schema/raw/master/csl-citation.json&quot;} RNDUsr639wm5X"/>(Kinghorn and Shepherd, 1999)<text:reference-mark-end text:name="ZOTERO_ITEM CSL_CITATION {&quot;citationID&quot;:&quot;a22kun2flj0&quot;,&quot;properties&quot;:{&quot;formattedCitation&quot;:&quot;(Kinghorn and Shepherd, 1999)&quot;,&quot;plainCitation&quot;:&quot;(Kinghorn and Shepherd, 1999)&quot;},&quot;citationItems&quot;:[{&quot;id&quot;:5877,&quot;uris&quot;:[&quot;http://zotero.org/users/2983590/items/AXJCNP96&quot;],&quot;uri&quot;:[&quot;http://zotero.org/users/2983590/items/AXJCNP96&quot;],&quot;itemData&quot;:{&quot;id&quot;:5877,&quot;type&quot;:&quot;book&quot;,&quot;title&quot;:&quot;RK: Mate selection for the tactical implementation of breeding programs. Assoc Advmt AnimBreed Genet&quot;,&quot;source&quot;:&quot;CiteSeer&quot;,&quot;abstract&quot;:&quot;Tactical implementation of breeding programs provides a means to properly integrate technical, logistical and cost issues facing animal breeders. Moreover, tactical implementation benefits from opportunistic use of prevailing animals and other resources, resulting in better outcomes.&quot;,&quot;shortTitle&quot;:&quot;RK&quot;,&quot;author&quot;:[{&quot;family&quot;:&quot;Kinghorn&quot;,&quot;given&quot;:&quot;B. P.&quot;},{&quot;family&quot;:&quot;Shepherd&quot;,&quot;given&quot;:&quot;R. K.&quot;}],&quot;issued&quot;:{&quot;date-parts&quot;:[[&quot;1999&quot;]]}}}],&quot;schema&quot;:&quot;https://github.com/citation-style-language/schema/raw/master/csl-citation.json&quot;} RNDUsr639wm5X"/></text:p>
      <text:p text:style-name="Standard"/>
      <text:p text:style-name="Standard"/>
      <text:section text:style-name="Sect1" text:name="ZOTERO_BIBL {&quot;custom&quot;:[]} CSL_BIBLIOGRAPHY RNDOXXXbcIwS3">
        <text:section text:style-name="Sect1" text:name="ZOTERO_BIBL {&quot;custom&quot;:[]} CSL_BIBLIOGRAPHY RND32uU8A6NlI">
          <text:p text:style-name="Bibliography_20_1">Boyd, S., Vandenberghe, L., 2004. Convex Optimization. Cambridge University Press, New York, NY, USA.</text:p>
          <text:p text:style-name="Bibliography_20_1">Gorjanc, G., Hickey, J.M., 2018. AlphaMate: a program for optimising selection, maintenance of <text:s/>diversity, and mate allocation in breeding programs. bioRxiv 250837. https://doi.org/10.1101/10.1101/250837</text:p>
          <text:p text:style-name="Bibliography_20_1">Grundy, B., Villanueva, B., Woolliams, J.A., 1998. Dynamic selection procedures for constrained inbreeding and their consequences for pedigree development. Genet. Res. 72, 159–168.</text:p>
          <text:p text:style-name="Bibliography_20_1">James, J.W., McBride, G., 1958. The spread of genes by natural and artificial selection in closed poultry flock. J. Genet. 56, 55–62. https://doi.org/10.1007/BF02984720</text:p>
          <text:p text:style-name="Bibliography_20_1">Kinghorn, B.P., Shepherd, R.K., 1999. RK: Mate selection for the tactical implementation of breeding programs. Assoc Advmt AnimBreed Genet.</text:p>
          <text:p text:style-name="Bibliography_20_1">Lush, J.L., 1945. Animal Breeding Plans, 3rd ed. Iowa State University Press, Ames, Iowa, USA.</text:p>
          <text:p text:style-name="Bibliography_20_1">Meuwissen, T.H., 1997. Maximizing the response of selection with a predefined rate of inbreeding. J. Anim. Sci. 75, 934–940.</text:p>
          <text:p text:style-name="Bibliography_20_1">Pong-Wong, R., Woolliams, J.A., 2007. Optimisation of contribution of candidate parents to maximise genetic gain and restricting inbreeding using semidefinite programming (Open Access publication). Genet. Sel. Evol. 39, 3. https://doi.org/10.1186/1297-9686-39-1-3</text:p>
          <text:p text:style-name="Bibliography_20_1">Toro, M., Pérez-Enciso, M., 1990. Optimization of selection response under restricted inbreeding. Genet. Sel. Evol. 22, 93. https://doi.org/10.1186/1297-9686-22-1-93</text:p>
          <text:p text:style-name="Bibliography_20_1"><text:soft-page-break/>Woolliams, J.A., Berg, P., Dagnachew, B.S., Meuwissen, T.H.E., 2015. Genetic contributions and their optimization. J. Anim. Breed. Genet. Z. Tierzuchtung Zuchtungsbiologie 132, 89–99. https://doi.org/10.1111/jbg.12148</text:p>
          <text:p text:style-name="Bibliography_20_1">Woolliams, J.A., Bijma, P., Villanueva, B., 1999. Expected Genetic Contributions and Their Impact on Gene Flow and Genetic Gain. Genetics 153, 1009–1020.</text:p>
          <text:p text:style-name="Bibliography_20_1">Wray, N.R., Thompson, R., 1990. Prediction of rates of inbreeding in selected populations. Genet. Res. 55, 41–54.</text:p>
          <text:p text:style-name="Bibliography_20_1">Wright, S., 1921. Systems of Mating. II. the Effects of Inbreeding on the Genetic Composition of a Population. Genetics 6, 124–143.Boyd, S., Vandenberghe, L., 2004. Convex Optimization. Cambridge University Press, New York, NY, USA.</text:p>
          <text:p text:style-name="Bibliography_20_1">Gorjanc, G., Hickey, J.M., 2018. AlphaMate: a program for optimising selection, maintenance of <text:s/>diversity, and mate allocation in breeding programs. bioRxiv 250837. https://doi.org/10.1101/10.1101/250837</text:p>
          <text:p text:style-name="Bibliography_20_1">Grundy, B., Villanueva, B., Woolliams, J.A., 1998. Dynamic selection procedures for constrained inbreeding and their consequences for pedigree development. Genet. Res. 72, 159–168.</text:p>
          <text:p text:style-name="Bibliography_20_1">James, J.W., McBride, G., 1958. The spread of genes by natural and artificial selection in closed poultry flock. J. Genet. 56, 55–62. https://doi.org/10.1007/BF02984720</text:p>
          <text:p text:style-name="Bibliography_20_1">Kinghorn, B.P., Shepherd, R.K., 1999. RK: Mate selection for the tactical implementation of breeding programs. Assoc Advmt AnimBreed Genet.</text:p>
          <text:p text:style-name="Bibliography_20_1">Lush, J.L., 1945. Animal Breeding Plans, 3rd ed. Iowa State University Press, Ames, Iowa, USA.</text:p>
          <text:p text:style-name="Bibliography_20_1">Meuwissen, T.H., 1997. Maximizing the response of selection with a predefined rate of inbreeding. J. Anim. Sci. 75, 934–940.</text:p>
          <text:p text:style-name="Bibliography_20_1">Pong-Wong, R., Woolliams, J.A., 2007. Optimisation of contribution of candidate parents to maximise genetic gain and restricting inbreeding using semidefinite programming (Open Access publication). Genet. Sel. Evol. 39, 3. https://doi.org/10.1186/1297-9686-39-1-3</text:p>
          <text:p text:style-name="Bibliography_20_1">Toro, M., Pérez-Enciso, M., 1990. Optimization of selection response under restricted inbreeding. Genet. Sel. Evol. 22, 93. https://doi.org/10.1186/1297-9686-22-1-93</text:p>
          <text:p text:style-name="Bibliography_20_1">Woolliams, J.A., Berg, P., Dagnachew, B.S., Meuwissen, T.H.E., 2015. Genetic contributions and their optimization. J. Anim. Breed. Genet. Z. Tierzuchtung Zuchtungsbiologie 132, 89–99. https://doi.org/10.1111/jbg.12148</text:p>
          <text:p text:style-name="Bibliography_20_1">Woolliams, J.A., Bijma, P., Villanueva, B., 1999. Expected Genetic Contributions and Their Impact on Gene Flow and Genetic Gain. Genetics 153, 1009–1020.</text:p>
          <text:p text:style-name="Bibliography_20_1">Wray, N.R., Thompson, R., 1990. Prediction of rates of inbreeding in selected populations. Genet. Res. 55, 41–54.</text:p>
          <text:p text:style-name="Bibliography_20_1">Wright, S., 1921. Systems of Mating. II. the Effects of Inbreeding on the Genetic Composition of a Population. Genetics 6, 124–143.</text:p>
        </text:section>
        <text:p text:style-name="Bibliography_20_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9:44:07.064484510</meta:creation-date>
    <dc:date>2018-04-22T21:00:10.942284061</dc:date>
    <meta:editing-duration>PT46M56S</meta:editing-duration>
    <meta:editing-cycles>4</meta:editing-cycles>
    <meta:generator>LibreOffice/5.1.6.2$Linux_X86_64 LibreOffice_project/10m0$Build-2</meta:generator>
    <meta:document-statistic meta:table-count="0" meta:image-count="0" meta:object-count="0" meta:page-count="2" meta:paragraph-count="44" meta:word-count="724" meta:character-count="5259" meta:non-whitespace-character-count="4594"/>
    <meta:user-defined meta:name="ZOTERO_PREF_1">&lt;data data-version="3" zotero-version="5.0.17"&gt;&lt;session id="FeR38vxD"/&gt;&lt;style id="http://www.zotero.org/styles/elsevier-harvard" hasBibliography="1" bibliographyStyleHasBeenSet="1"/&gt;&lt;prefs&gt;&lt;pref name="fieldType" value="ReferenceMark"/&gt;&lt;pref name="automati</meta:user-defined>
    <meta:user-defined meta:name="ZOTERO_PREF_2">cJournalAbbreviations" value="true"/&gt;&lt;pref name="noteType" value="0"/&gt;&lt;/prefs&gt;&lt;/data&gt;</meta:user-defined>
  </office:meta>
</office:document-meta>
</file>